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 Fixture Setup to Test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Role interface in OnCompleteSale() metho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-00-0000</text:date>, <text:time style:data-style-name="N2" text:time-value="13:45:49.72985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25T14:44:23.036662624</dc:date>
    <meta:editing-duration>PT10H51M7S</meta:editing-duration>
    <meta:editing-cycles>36</meta:editing-cycles>
    <meta:document-statistic meta:table-count="1" meta:cell-count="45" meta:object-count="0"/>
  </office:meta>
</office:document-meta>
</file>